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0aa" officeooo:paragraph-rsid="001400aa"/>
    </style:style>
    <style:style style:name="P2" style:family="paragraph" style:parent-style-name="Standard">
      <style:text-properties officeooo:rsid="001400aa" officeooo:paragraph-rsid="0015b0a1"/>
    </style:style>
    <style:style style:name="P3" style:family="paragraph" style:parent-style-name="Standard">
      <style:text-properties officeooo:rsid="0015b0a1" officeooo:paragraph-rsid="0015b0a1"/>
    </style:style>
    <style:style style:name="P4" style:family="paragraph" style:parent-style-name="Standard">
      <style:text-properties officeooo:rsid="0015b0a1" officeooo:paragraph-rsid="00184102"/>
    </style:style>
    <style:style style:name="P5" style:family="paragraph" style:parent-style-name="Standard">
      <style:text-properties officeooo:rsid="0016de59" officeooo:paragraph-rsid="0016de59"/>
    </style:style>
    <style:style style:name="P6" style:family="paragraph" style:parent-style-name="Standard">
      <style:text-properties officeooo:rsid="0016de59" officeooo:paragraph-rsid="00184102"/>
    </style:style>
    <style:style style:name="P7" style:family="paragraph" style:parent-style-name="Standard">
      <style:text-properties officeooo:rsid="00184102" officeooo:paragraph-rsid="001a9e9b"/>
    </style:style>
    <style:style style:name="P8" style:family="paragraph" style:parent-style-name="Standard">
      <style:text-properties officeooo:rsid="0019cff1" officeooo:paragraph-rsid="0019cff1"/>
    </style:style>
    <style:style style:name="P9" style:family="paragraph" style:parent-style-name="Standard">
      <style:text-properties officeooo:rsid="001b1bf6" officeooo:paragraph-rsid="001b1bf6"/>
    </style:style>
    <style:style style:name="P10" style:family="paragraph" style:parent-style-name="Standard">
      <style:text-properties officeooo:rsid="001c8695" officeooo:paragraph-rsid="001c8695"/>
    </style:style>
    <style:style style:name="T1" style:family="text">
      <style:text-properties officeooo:rsid="0015b0a1"/>
    </style:style>
    <style:style style:name="T2" style:family="text">
      <style:text-properties officeooo:rsid="0016de59"/>
    </style:style>
    <style:style style:name="T3" style:family="text">
      <style:text-properties officeooo:rsid="00184102"/>
    </style:style>
    <style:style style:name="T4" style:family="text">
      <style:text-properties officeooo:rsid="001a9e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estiones suma unsigned</text:p>
      <text:p text:style-name="P1">1.- <text:s/>5 bits, esto se debe a que el resultado de la suma con todos los valroes a 1 (F en todos) devuelve como resultado 1FFFFFFFE0. Cada suma de elementos (todos a F) produce un total de 31 acarreos.</text:p>
      <text:p text:style-name="P1"/>
      <text:p text:style-name="P1">2.- <text:span text:style-name="T1">El valor en hexadecimal es <text:s/>8000000, el acarreo se produce cada vez que se suma dos veces el valor indicado.</text:span></text:p>
      <text:p text:style-name="P1"/>
      <text:p text:style-name="P2">3.- <text:s/><text:span text:style-name="T1">La suma de los valores ciclicamente produce el resultado 32212254720 ( en hexadecimal: 780000000). Los acarreros se producen cuando se empieza una suma de un nuevo “ciclo” de numeros.</text:span></text:p>
      <text:p text:style-name="P2"/>
      <text:p text:style-name="P3">Cuestiones suma signed</text:p>
      <text:p text:style-name="P4">1.- <text:s/><text:span text:style-name="T2">El mayor entero positivo que puede representarse es 7FFFFFFF (todos los numeros a 1 menos el primero que indica el signo). La suma de estos valores daria como resultado el hexadecimal FFFFFFFE0.</text:span></text:p>
      <text:p text:style-name="P5">2.- <text:s/>El menor valor negativo seria 80000000 (en hexadecimal)</text:p>
      <text:p text:style-name="P5">3.- El valor maximo que se puede sumar sin producir un acarreo es el 4000000 (hexadecimal)</text:p>
      <text:p text:style-name="P6">4.- <text:span text:style-name="T3">El razonamiento es incorrecto,ya que no existe una consecucion de elementos positivos iguales que al sumar produzca un unico acarreo de los 32 bits inferiores a los superiores. Existe un ejemplo con el numero 8000000 en hexadecimal, que produce un unico acarreo.</text:span></text:p>
      <text:p text:style-name="P7">5.- <text:s/>El valor es el <text:span text:style-name="T4">80000000 que al sumarlo nos devuelve como resultado fffffff000000000, esto es para -2^31, en el caso de -2^32 no seria posible almacenarlo ya que necesitariamos al menos 33 bits.</text:span></text:p>
      <text:p text:style-name="P8">6,- <text:span text:style-name="T4">El valor obtenido seria el </text:span>fffffffc00000000 <text:s/></text:p>
      <text:p text:style-name="P8"/>
      <text:p text:style-name="P9">Cuestiones sobre media</text:p>
      <text:p text:style-name="P9">1.- Por que la division que realizamos es entera, por eso ademas tenemos un resto de -24, que no es posible dividirlo entre el total de elementos que es 32. </text:p>
      <text:p text:style-name="P9"/>
      <text:p text:style-name="P10">2.- </text:p>
      <text:p text:style-name="P9">Caso 1: -16 de resto, cociente 0</text:p>
      <text:p text:style-name="P9">Caso 2: -8 de resto, cociente 0</text:p>
      <text:p text:style-name="P9">Caso 3: 0 de resto, cociente 0</text:p>
      <text:p text:style-name="P10"/>
      <text:p text:style-name="P10">Esto continua en el rango 3/35, ya que al llegar el valor a 35,-1,-1,-1 daria cociente 1 resto 0.</text:p>
      <text:p text:style-name="P10">Los restos van creciendo desde 1 hasta 31.</text:p>
      <text:p text:style-name="P10"><text:s/></text:p>
      <text:p text:style-name="P10">3,- Cualquier consecucion de elementos que al salir de la suma nos dé 32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7:57.137012648</meta:creation-date>
    <meta:generator>LibreOffice/4.2.3.3$Linux_x86 LibreOffice_project/420m0$Build-3</meta:generator>
    <dc:date>2016-10-25T19:15:07.259283867</dc:date>
    <meta:editing-duration>PT10M15S</meta:editing-duration>
    <meta:editing-cycles>3</meta:editing-cycles>
    <meta:document-statistic meta:table-count="0" meta:image-count="0" meta:object-count="0" meta:page-count="1" meta:paragraph-count="21" meta:word-count="334" meta:character-count="1895" meta:non-whitespace-character-count="1570"/>
  </office:meta>
</office:document-meta>
</file>